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/etc/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WallClock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437" calcext:value-type="float">
            <text:p>3543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99" calcext:value-type="float">
            <text:p>24199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253" calcext:value-type="float">
            <text:p>39253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dev/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WallClock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756" calcext:value-type="float">
            <text:p>33756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78" calcext:value-type="float">
            <text:p>30078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96" calcext:value-type="float">
            <text:p>77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514" calcext:value-type="float">
            <text:p>37514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*all measurements are in micro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37:18.007045440</meta:creation-date>
    <dc:date>2015-10-14T20:41:59.120560472</dc:date>
    <meta:editing-duration>P0D</meta:editing-duration>
    <meta:editing-cycles>1</meta:editing-cycles>
    <meta:document-statistic meta:table-count="1" meta:cell-count="43" meta:object-count="0"/>
    <meta:generator>LibreOffice/4.2.8.2$Linux_X86_64 LibreOffice_project/420m0$Build-2</meta:generator>
  </office:meta>
</office:document-meta>
</file>